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number-columns-repeated="9" table:default-cell-style-name="Default"/>
        <table:table-column table:style-name="co2" table:number-columns-repeated="12" table:default-cell-style-name="Default"/>
        <table:table-row table:style-name="ro1">
          <table:table-cell table:number-columns-repeated="2"/>
          <table:table-cell office:value-type="string" calcext:value-type="string">
            <text:p>FUNCION no hay canibales</text:p>
          </table:table-cell>
          <table:table-cell table:number-columns-repeated="4"/>
          <table:table-cell office:value-type="string" calcext:value-type="string">
            <text:p>FUNCION sin solucion</text:p>
          </table:table-cell>
          <table:table-cell table:number-columns-repeated="3"/>
          <table:table-cell office:value-type="string" calcext:value-type="string">
            <text:p>FUNCION mas arq con vel random</text:p>
          </table:table-cell>
          <table:table-cell table:number-columns-repeated="3"/>
          <table:table-cell office:value-type="string" calcext:value-type="string">
            <text:p>FUNCION velocidades iguales</text:p>
          </table:table-cell>
          <table:table-cell table:number-columns-repeated="3"/>
          <table:table-cell office:value-type="string" calcext:value-type="string">
            <text:p>FUNCION velocidades distintas</text:p>
          </table:table-cell>
          <table:table-cell/>
        </table:table-row>
        <table:table-row table:style-name="ro1"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ENTRADA</text:p>
          </table:table-cell>
          <table:table-cell office:value-type="string" calcext:value-type="string">
            <text:p>TIEMPO</text:p>
          </table:table-cell>
          <table:table-cell table:number-columns-repeated="3"/>
          <table:table-cell office:value-type="string" calcext:value-type="string">
            <text:p>ENTRADA</text:p>
          </table:table-cell>
          <table:table-cell office:value-type="string" calcext:value-type="string">
            <text:p>TIEMPO</text:p>
          </table:table-cell>
          <table:table-cell table:number-columns-repeated="2"/>
          <table:table-cell office:value-type="string" calcext:value-type="string">
            <text:p>ENTRADA</text:p>
          </table:table-cell>
          <table:table-cell office:value-type="string" calcext:value-type="string">
            <text:p>TIEMPO</text:p>
          </table:table-cell>
          <table:table-cell table:number-columns-repeated="2"/>
          <table:table-cell office:value-type="string" calcext:value-type="string">
            <text:p>ENTRADA</text:p>
          </table:table-cell>
          <table:table-cell office:value-type="string" calcext:value-type="string">
            <text:p>TIEMPO</text:p>
          </table:table-cell>
          <table:table-cell table:number-columns-repeated="2"/>
          <table:table-cell office:value-type="string" calcext:value-type="string">
            <text:p>ENTRADA</text:p>
          </table:table-cell>
          <table:table-cell office:value-type="string" calcext:value-type="string">
            <text:p>TIEMPO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0393" calcext:value-type="float">
            <text:p>50393</text:p>
          </table:table-cell>
          <table:table-cell table:number-columns-repeated="3"/>
          <table:table-cell office:value-type="string" calcext:value-type="string">
            <text:p>1 2 </text:p>
          </table:table-cell>
          <table:table-cell office:value-type="float" office:value="121042" calcext:value-type="float">
            <text:p>121042</text:p>
          </table:table-cell>
          <table:table-cell table:number-columns-repeated="2"/>
          <table:table-cell office:value-type="string" calcext:value-type="string">
            <text:p>2 1</text:p>
          </table:table-cell>
          <table:table-cell office:value-type="float" office:value="563759" calcext:value-type="float">
            <text:p>563759</text:p>
          </table:table-cell>
          <table:table-cell table:number-columns-repeated="2"/>
          <table:table-cell office:value-type="string" calcext:value-type="string">
            <text:p>2 1</text:p>
          </table:table-cell>
          <table:table-cell office:value-type="float" office:value="563759" calcext:value-type="float">
            <text:p>563759</text:p>
          </table:table-cell>
          <table:table-cell table:number-columns-repeated="2"/>
          <table:table-cell office:value-type="string" calcext:value-type="string">
            <text:p>2 1</text:p>
          </table:table-cell>
          <table:table-cell office:value-type="float" office:value="563759" calcext:value-type="float">
            <text:p>563759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4973" calcext:value-type="float">
            <text:p>24973</text:p>
          </table:table-cell>
          <table:table-cell table:number-columns-repeated="3"/>
          <table:table-cell office:value-type="string" calcext:value-type="string">
            <text:p>1 3</text:p>
          </table:table-cell>
          <table:table-cell office:value-type="float" office:value="216239" calcext:value-type="float">
            <text:p>216239</text:p>
          </table:table-cell>
          <table:table-cell table:number-columns-repeated="2"/>
          <table:table-cell office:value-type="string" calcext:value-type="string">
            <text:p>3 1</text:p>
          </table:table-cell>
          <table:table-cell office:value-type="float" office:value="9583998" calcext:value-type="float">
            <text:p>9583998</text:p>
          </table:table-cell>
          <table:table-cell table:number-columns-repeated="2"/>
          <table:table-cell office:value-type="string" calcext:value-type="string">
            <text:p>3 1</text:p>
          </table:table-cell>
          <table:table-cell office:value-type="float" office:value="9583998" calcext:value-type="float">
            <text:p>9583998</text:p>
          </table:table-cell>
          <table:table-cell table:number-columns-repeated="2"/>
          <table:table-cell office:value-type="string" calcext:value-type="string">
            <text:p>3 1</text:p>
          </table:table-cell>
          <table:table-cell office:value-type="float" office:value="9583998" calcext:value-type="float">
            <text:p>9583998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17182" calcext:value-type="float">
            <text:p>217182</text:p>
          </table:table-cell>
          <table:table-cell table:number-columns-repeated="3"/>
          <table:table-cell office:value-type="string" calcext:value-type="string">
            <text:p>1 4</text:p>
          </table:table-cell>
          <table:table-cell office:value-type="float" office:value="389878" calcext:value-type="float">
            <text:p>389878</text:p>
          </table:table-cell>
          <table:table-cell table:number-columns-repeated="2"/>
          <table:table-cell office:value-type="string" calcext:value-type="string">
            <text:p>3 2</text:p>
          </table:table-cell>
          <table:table-cell office:value-type="float" office:value="62944124" calcext:value-type="float">
            <text:p>62944124</text:p>
          </table:table-cell>
          <table:table-cell table:number-columns-repeated="2"/>
          <table:table-cell office:value-type="string" calcext:value-type="string">
            <text:p>3 2</text:p>
          </table:table-cell>
          <table:table-cell office:value-type="float" office:value="62944124" calcext:value-type="float">
            <text:p>62944124</text:p>
          </table:table-cell>
          <table:table-cell table:number-columns-repeated="2"/>
          <table:table-cell office:value-type="string" calcext:value-type="string">
            <text:p>3 2</text:p>
          </table:table-cell>
          <table:table-cell office:value-type="float" office:value="62944124" calcext:value-type="float">
            <text:p>62944124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763629" calcext:value-type="float">
            <text:p>6763629</text:p>
          </table:table-cell>
          <table:table-cell table:number-columns-repeated="3"/>
          <table:table-cell office:value-type="string" calcext:value-type="string">
            <text:p>1 5</text:p>
          </table:table-cell>
          <table:table-cell office:value-type="float" office:value="503365" calcext:value-type="float">
            <text:p>503365</text:p>
          </table:table-cell>
          <table:table-cell table:number-columns-repeated="2"/>
          <table:table-cell office:value-type="string" calcext:value-type="string">
            <text:p>4 1</text:p>
          </table:table-cell>
          <table:table-cell office:value-type="float" office:value="204859847" calcext:value-type="float">
            <text:p>204859847</text:p>
          </table:table-cell>
          <table:table-cell table:number-columns-repeated="2"/>
          <table:table-cell office:value-type="string" calcext:value-type="string">
            <text:p>4 1</text:p>
          </table:table-cell>
          <table:table-cell office:value-type="float" office:value="204859847" calcext:value-type="float">
            <text:p>204859847</text:p>
          </table:table-cell>
          <table:table-cell table:number-columns-repeated="2"/>
          <table:table-cell office:value-type="string" calcext:value-type="string">
            <text:p>4 1</text:p>
          </table:table-cell>
          <table:table-cell office:value-type="float" office:value="204859847" calcext:value-type="float">
            <text:p>204859847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60808254" calcext:value-type="float">
            <text:p>260808254</text:p>
          </table:table-cell>
          <table:table-cell table:number-columns-repeated="3"/>
          <table:table-cell office:value-type="string" calcext:value-type="string">
            <text:p>2 3</text:p>
          </table:table-cell>
          <table:table-cell office:value-type="float" office:value="541517" calcext:value-type="float">
            <text:p>541517</text:p>
          </table:table-cell>
          <table:table-cell table:number-columns-repeated="2"/>
          <table:table-cell office:value-type="string" calcext:value-type="string">
            <text:p>4 2</text:p>
          </table:table-cell>
          <table:table-cell office:value-type="float" office:value="6645257066" calcext:value-type="float">
            <text:p>6645257066</text:p>
          </table:table-cell>
          <table:table-cell table:number-columns-repeated="2"/>
          <table:table-cell office:value-type="string" calcext:value-type="string">
            <text:p>4 2</text:p>
          </table:table-cell>
          <table:table-cell office:value-type="float" office:value="6645257066" calcext:value-type="float">
            <text:p>6645257066</text:p>
          </table:table-cell>
          <table:table-cell table:number-columns-repeated="2"/>
          <table:table-cell office:value-type="string" calcext:value-type="string">
            <text:p>4 2</text:p>
          </table:table-cell>
          <table:table-cell office:value-type="float" office:value="6645257066" calcext:value-type="float">
            <text:p>6645257066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5224013122" calcext:value-type="float">
            <text:p>15224013122</text:p>
          </table:table-cell>
          <table:table-cell table:number-columns-repeated="3"/>
          <table:table-cell office:value-type="string" calcext:value-type="string">
            <text:p>2 4</text:p>
          </table:table-cell>
          <table:table-cell office:value-type="float" office:value="698909" calcext:value-type="float">
            <text:p>698909</text:p>
          </table:table-cell>
          <table:table-cell table:number-columns-repeated="2"/>
          <table:table-cell office:value-type="string" calcext:value-type="string">
            <text:p>5 1</text:p>
          </table:table-cell>
          <table:table-cell office:value-type="float" office:value="10056319634" calcext:value-type="float">
            <text:p>10056319634</text:p>
          </table:table-cell>
          <table:table-cell table:number-columns-repeated="2"/>
          <table:table-cell office:value-type="string" calcext:value-type="string">
            <text:p>5 1</text:p>
          </table:table-cell>
          <table:table-cell office:value-type="float" office:value="10056319634" calcext:value-type="float">
            <text:p>10056319634</text:p>
          </table:table-cell>
          <table:table-cell table:number-columns-repeated="2"/>
          <table:table-cell office:value-type="string" calcext:value-type="string">
            <text:p>5 1</text:p>
          </table:table-cell>
          <table:table-cell office:value-type="float" office:value="10056319634" calcext:value-type="float">
            <text:p>10056319634</text:p>
          </table:table-cell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Hoja1.H3:Hoja1.I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es" fo:country="A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2">00/00/0000</text:date>, <text:time style:data-style-name="N2" text:time-value="17:56:22.49518680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do Tripodi</meta:initial-creator>
    <meta:creation-date>2016-08-30T17:37:48</meta:creation-date>
    <dc:date>2016-10-12T18:14:09.680459391</dc:date>
    <meta:editing-duration>PT11M27S</meta:editing-duration>
    <meta:editing-cycles>2</meta:editing-cycles>
    <meta:generator>LibreOffice/4.2.8.2$Linux_X86_64 LibreOffice_project/420m0$Build-2</meta:generator>
    <meta:document-statistic meta:table-count="3" meta:cell-count="75" meta:object-count="0"/>
  </office:meta>
</office:document-meta>
</file>